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74cm" fo:min-width="2.06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2cm"/>
    </style:style>
    <style:style style:name="gr3" style:family="graphic" style:parent-style-name="standard">
      <style:graphic-properties draw:stroke="none" svg:stroke-color="#000000" draw:fill="none" draw:fill-color="#ffffff" fo:min-height="1.419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6.989cm" fo:min-width="6.231cm"/>
    </style:style>
    <style:style style:name="gr7" style:family="graphic" style:parent-style-name="standard">
      <style:graphic-properties draw:stroke="none" svg:stroke-color="#000000" draw:fill="none" draw:fill-color="#ffffff" fo:min-height="0.793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258cm" fo:min-width="2.675cm"/>
    </style:style>
    <style:style style:name="gr9" style:family="graphic" style:parent-style-name="standard">
      <style:graphic-properties draw:stroke="none" svg:stroke-color="#000000" draw:fill="none" draw:fill-color="#ffffff" fo:min-height="0.53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361cm" fo:min-width="3.425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0.361cm" fo:min-width="3.426cm"/>
    </style:style>
    <style:style style:name="gr12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729fcf" draw:fill-color="#729fcf" draw:textarea-horizontal-align="justify" draw:textarea-vertical-align="middle" draw:auto-grow-height="false" fo:min-height="0.361cm" fo:min-width="1.942cm"/>
    </style:style>
    <style:style style:name="gr14" style:family="graphic" style:parent-style-name="objectwithoutfill">
      <style:graphic-properties svg:stroke-width="0.081cm" svg:stroke-color="#c5000b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fd320" draw:marker-start="Symmetric_20_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d320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d3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c5000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081cm" svg:stroke-color="#ffd320" draw:marker-start-width="0.321cm" draw:marker-end-width="0.321cm" draw:fill="none" draw:fill-color="#ffffff" draw:textarea-vertical-align="middle" fo:min-height="1.702cm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c5000b" draw:marker-start-width="0.321cm" draw:marker-end-width="0.321cm" draw:fill="none" draw:fill-color="#ffffff" draw:textarea-vertical-align="middle" fo:min-height="0.94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d320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fo:min-height="1.059cm"/>
    </style:style>
    <style:style style:name="gr24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antarell"/>
    </style:style>
    <style:style style:name="P3" style:family="paragraph">
      <loext:graphic-properties draw:fill="none" draw:fill-color="#ffffff"/>
      <style:text-properties style:font-name="Cantarell"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text-align="center"/>
      <style:text-properties style:font-name="Cantarell"/>
    </style:style>
    <style:style style:name="P5" style:family="paragraph">
      <loext:graphic-properties draw:fill="none" draw:fill-color="#ffffff"/>
      <style:paragraph-properties fo:text-align="center"/>
      <style:text-properties style:font-name="Cantarell" fo:font-size="18pt" style:text-underline-style="none" style:font-size-asian="18pt" style:font-size-complex="18pt"/>
    </style:style>
    <style:style style:name="P6" style:family="paragraph">
      <loext:graphic-properties draw:fill-color="#83ca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Cantarell" fo:font-size="12pt"/>
    </style:style>
    <style:style style:name="P8" style:family="paragraph">
      <loext:graphic-properties draw:fill-color="#83ca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Cantarell"/>
    </style:style>
    <style:style style:name="P12" style:family="paragraph">
      <loext:graphic-properties draw:fill="none" draw:fill-color="#ffffff"/>
      <style:text-properties style:font-name="Cantarell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Cantarell" fo:font-size="16pt" style:font-size-asian="12pt" style:font-size-complex="12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style:font-name="Cantarell" fo:font-size="18pt" style:text-underline-style="none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Cantarell" fo:font-size="12pt"/>
    </style:style>
    <style:style style:name="T6" style:family="text">
      <style:text-properties fo:color="#000000" style:font-name="Cantarell"/>
    </style:style>
    <style:style style:name="T7" style:family="text">
      <style:text-properties style:font-name="Cantarell" fo:font-size="12pt" style:font-size-asian="12pt" style:font-size-complex="12pt"/>
    </style:style>
    <style:style style:name="T8" style:family="text">
      <style:text-properties style:font-name="Cantarell" fo:font-size="1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048cm" svg:height="1.777cm" svg:x="6.079cm" svg:y="9.763cm" svg:viewBox="0 0 3049 1778" draw:points="1524,842 1948,0 3049,0 2032,1778 1016,1778 0,0 1101,0">
            <text:p/>
          </draw:polygon>
          <draw:frame draw:style-name="gr2" draw:text-style-name="P2" draw:layer="layout" svg:width="1.62cm" svg:height="1.043cm" svg:x="6.841cm" svg:y="10.498cm">
            <draw:text-box>
              <text:p><text:span text:style-name="T1">AL</text:span><text:span text:style-name="T1">U</text:span></text:p>
            </draw:text-box>
          </draw:frame>
        </draw:g>
        <draw:frame draw:style-name="gr3" draw:text-style-name="P3" draw:layer="layout" svg:width="15.494cm" svg:height="1.669cm" svg:x="6.842cm" svg:y="1.796cm">
          <draw:text-box>
            <text:p><text:span text:style-name="T2">N</text:span><text:span text:style-name="T2">a</text:span><text:span text:style-name="T2">n</text:span><text:span text:style-name="T2">d</text:span><text:span text:style-name="T2">a </text:span><text:span text:style-name="T2">D</text:span><text:span text:style-name="T2">e</text:span><text:span text:style-name="T2">vi </text:span><text:span text:style-name="T2">C</text:span><text:span text:style-name="T2">P</text:span><text:span text:style-name="T2">U </text:span><text:span text:style-name="T2">A</text:span><text:span text:style-name="T2">rc</text:span><text:span text:style-name="T2">hi</text:span><text:span text:style-name="T2">te</text:span><text:span text:style-name="T2">ct</text:span><text:span text:style-name="T2">u</text:span><text:span text:style-name="T2">re</text:span></text:p>
          </draw:text-box>
        </draw:frame>
        <draw:custom-shape draw:style-name="gr4" draw:text-style-name="P4" draw:layer="layout" svg:width="7.239cm" svg:height="2.286cm" svg:x="8.62cm" svg:y="13.319cm">
          <text:p text:style-name="P1"><text:span text:style-name="T1">Ins</text:span><text:span text:style-name="T1">tru</text:span><text:span text:style-name="T1">cti</text:span><text:span text:style-name="T1">on </text:span><text:span text:style-name="T1">de</text:span><text:span text:style-name="T1">co</text:span><text:span text:style-name="T1">d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15cm" svg:height="1.397cm" svg:x="17.764cm" svg:y="14.716cm">
          <text:p text:style-name="P1"><text:span text:style-name="T1">Flo</text:span><text:span text:style-name="T1">w </text:span><text:span text:style-name="T1">co</text:span><text:span text:style-name="T1">ntr</text:span><text:span text:style-name="T1">oll</text:span><text:span text:style-name="T1">er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6.731cm" svg:height="7.239cm" svg:x="17.256cm" svg:y="5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4.191cm" svg:height="1.043cm" svg:x="18.526cm" svg:y="5.318cm">
              <draw:text-box>
                <text:p text:style-name="P1"><text:span text:style-name="T3">Register file</text:span></text:p>
              </draw:text-box>
            </draw:frame>
            <draw:custom-shape draw:style-name="gr8" draw:text-style-name="P6" draw:layer="layout" svg:width="3.175cm" svg:height="0.508cm" svg:x="19.034cm" svg:y="6.588cm">
              <text:p text:style-name="P1"><text:span text:style-name="T4">r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3.175cm" svg:height="0.508cm" svg:x="19.034cm" svg:y="7.223cm">
              <text:p text:style-name="P1"><text:span text:style-name="T4">r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3.175cm" svg:height="0.508cm" svg:x="19.034cm" svg:y="8.747cm">
              <text:p text:style-name="P1"><text:span text:style-name="T4">r1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7" draw:layer="layout" svg:width="1.143cm" svg:height="0.78cm" draw:transform="rotate (1.5707963267949) translate (20.177cm 8.747cm)">
              <draw:text-box>
                <text:p><text:span text:style-name="T5">. . .</text:span></text:p>
              </draw:text-box>
            </draw:frame>
            <draw:custom-shape draw:style-name="gr8" draw:text-style-name="P6" draw:layer="layout" svg:width="3.175cm" svg:height="0.508cm" svg:x="19.034cm" svg:y="9.382cm">
              <text:p text:style-name="P1"><text:span text:style-name="T4">p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3.175cm" svg:height="0.508cm" svg:x="19.034cm" svg:y="10.779cm">
              <text:p text:style-name="P1"><text:span text:style-name="T4">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3.175cm" svg:height="0.508cm" svg:x="19.034cm" svg:y="11.414cm">
              <text:p text:style-name="P1"><text:span text:style-name="T4">flag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8" draw:layer="layout" svg:width="5.715cm" svg:height="0.889cm" draw:transform="rotate (-1.5707963267949) translate (18.526cm 6.334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2943.3224755700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" draw:text-style-name="P8" draw:layer="layout" svg:width="5.716cm" svg:height="0.889cm" draw:transform="rotate (1.5707963267949) translate (22.716cm 12.0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2943.3224755700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line draw:style-name="gr12" draw:text-style-name="P9" draw:layer="layout" svg:x1="19.034cm" svg:y1="6.842cm" svg:x2="18.526cm" svg:y2="6.842cm">
            <text:p/>
          </draw:line>
          <draw:line draw:style-name="gr12" draw:text-style-name="P9" draw:layer="layout" svg:x1="19.034cm" svg:y1="7.477cm" svg:x2="18.526cm" svg:y2="7.477cm">
            <text:p/>
          </draw:line>
          <draw:line draw:style-name="gr12" draw:text-style-name="P9" draw:layer="layout" svg:x1="19.034cm" svg:y1="9.001cm" svg:x2="18.526cm" svg:y2="9.001cm">
            <text:p/>
          </draw:line>
          <draw:line draw:style-name="gr12" draw:text-style-name="P9" draw:layer="layout" svg:x1="19.034cm" svg:y1="9.636cm" svg:x2="18.526cm" svg:y2="9.636cm">
            <text:p/>
          </draw:line>
          <draw:line draw:style-name="gr12" draw:text-style-name="P9" draw:layer="layout" svg:x1="19.034cm" svg:y1="11.668cm" svg:x2="18.526cm" svg:y2="11.668cm">
            <text:p/>
          </draw:line>
          <draw:line draw:style-name="gr12" draw:text-style-name="P9" draw:layer="layout" svg:x1="19.034cm" svg:y1="11.033cm" svg:x2="18.526cm" svg:y2="11.033cm">
            <text:p/>
          </draw:line>
          <draw:line draw:style-name="gr12" draw:text-style-name="P9" draw:layer="layout" svg:x1="22.717cm" svg:y1="11.033cm" svg:x2="22.209cm" svg:y2="11.033cm">
            <text:p/>
          </draw:line>
          <draw:line draw:style-name="gr12" draw:text-style-name="P9" draw:layer="layout" svg:x1="22.717cm" svg:y1="11.668cm" svg:x2="22.209cm" svg:y2="11.668cm">
            <text:p/>
          </draw:line>
          <draw:line draw:style-name="gr12" draw:text-style-name="P9" draw:layer="layout" svg:x1="22.717cm" svg:y1="9.636cm" svg:x2="22.209cm" svg:y2="9.636cm">
            <text:p/>
          </draw:line>
          <draw:line draw:style-name="gr12" draw:text-style-name="P9" draw:layer="layout" svg:x1="22.717cm" svg:y1="9.001cm" svg:x2="22.209cm" svg:y2="9.001cm">
            <text:p/>
          </draw:line>
          <draw:line draw:style-name="gr12" draw:text-style-name="P9" draw:layer="layout" svg:x1="22.717cm" svg:y1="7.477cm" svg:x2="22.209cm" svg:y2="7.477cm">
            <text:p/>
          </draw:line>
          <draw:line draw:style-name="gr12" draw:text-style-name="P9" draw:layer="layout" svg:x1="22.717cm" svg:y1="6.842cm" svg:x2="22.209cm" svg:y2="6.842cm">
            <text:p/>
          </draw:line>
        </draw:g>
        <draw:line draw:style-name="gr12" draw:text-style-name="P9" draw:layer="layout" svg:x1="20.685cm" svg:y1="11.922cm" svg:x2="20.685cm" svg:y2="14.716cm">
          <text:p/>
        </draw:line>
        <draw:line draw:style-name="gr12" draw:text-style-name="P9" draw:layer="layout" svg:x1="19.796cm" svg:y1="12.938cm" svg:x2="19.796cm" svg:y2="14.716cm">
          <text:p/>
        </draw:line>
        <draw:line draw:style-name="gr12" draw:text-style-name="P9" draw:layer="layout" svg:x1="21.574cm" svg:y1="14.716cm" svg:x2="21.574cm" svg:y2="9.89cm">
          <text:p/>
        </draw:line>
        <draw:custom-shape draw:style-name="gr13" draw:text-style-name="P10" draw:layer="layout" svg:width="3.556cm" svg:height="0.889cm" draw:transform="rotate (1.5707963267949) translate (9.763cm 19.79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43.3224755700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9" draw:layer="layout" svg:x1="19.796cm" svg:y1="12.938cm" svg:x2="3.286cm" svg:y2="12.938cm">
          <text:p/>
        </draw:line>
        <draw:line draw:style-name="gr15" draw:text-style-name="P9" draw:layer="layout" svg:x1="19.288cm" svg:y1="12.684cm" svg:x2="13.319cm" svg:y2="12.684cm">
          <text:p/>
        </draw:line>
        <draw:line draw:style-name="gr15" draw:text-style-name="P9" draw:layer="layout" svg:x1="13.319cm" svg:y1="12.684cm" svg:x2="13.319cm" svg:y2="10.525cm">
          <text:p/>
        </draw:line>
        <draw:line draw:style-name="gr12" draw:text-style-name="P9" draw:layer="layout" svg:x1="13.319cm" svg:y1="10.525cm" svg:x2="8.747cm" svg:y2="10.525cm">
          <text:p/>
        </draw:line>
        <draw:line draw:style-name="gr15" draw:text-style-name="P9" draw:layer="layout" svg:x1="15.859cm" svg:y1="13.573cm" svg:x2="18.018cm" svg:y2="13.573cm">
          <text:p/>
        </draw:line>
        <draw:line draw:style-name="gr12" draw:text-style-name="P9" draw:layer="layout" svg:x1="18.018cm" svg:y1="13.573cm" svg:x2="18.018cm" svg:y2="11.668cm">
          <text:p/>
        </draw:line>
        <draw:line draw:style-name="gr15" draw:text-style-name="P9" draw:layer="layout" svg:x1="15.859cm" svg:y1="13.954cm" svg:x2="23.225cm" svg:y2="13.954cm">
          <text:p/>
        </draw:line>
        <draw:line draw:style-name="gr12" draw:text-style-name="P9" draw:layer="layout" svg:x1="23.225cm" svg:y1="13.954cm" svg:x2="23.225cm" svg:y2="11.689cm">
          <text:p/>
        </draw:line>
        <draw:line draw:style-name="gr12" draw:text-style-name="P9" draw:layer="layout" svg:x1="19.288cm" svg:y1="12.684cm" svg:x2="19.288cm" svg:y2="11.922cm">
          <text:p/>
        </draw:line>
        <draw:line draw:style-name="gr15" draw:text-style-name="P9" draw:layer="layout" svg:x1="17.637cm" svg:y1="9.001cm" svg:x2="5.572cm" svg:y2="9.001cm">
          <text:p/>
        </draw:line>
        <draw:line draw:style-name="gr16" draw:text-style-name="P9" draw:layer="layout" svg:x1="3.286cm" svg:y1="15.986cm" svg:x2="4.937cm" svg:y2="15.986cm">
          <text:p/>
        </draw:line>
        <draw:line draw:style-name="gr12" draw:text-style-name="P9" draw:layer="layout" svg:x1="6.715cm" svg:y1="9.001cm" svg:x2="6.715cm" svg:y2="9.763cm">
          <text:p/>
        </draw:line>
        <draw:line draw:style-name="gr12" draw:text-style-name="P9" draw:layer="layout" svg:x1="8.493cm" svg:y1="8.493cm" svg:x2="8.493cm" svg:y2="9.763cm">
          <text:p/>
        </draw:line>
        <draw:line draw:style-name="gr15" draw:text-style-name="P9" draw:layer="layout" svg:x1="7.604cm" svg:y1="11.541cm" svg:x2="7.604cm" svg:y2="17.637cm">
          <text:p/>
        </draw:line>
        <draw:line draw:style-name="gr12" draw:text-style-name="P9" draw:layer="layout" svg:x1="9.001cm" svg:y1="16.875cm" svg:x2="9.763cm" svg:y2="16.875cm">
          <text:p/>
        </draw:line>
        <draw:line draw:style-name="gr15" draw:text-style-name="P9" draw:layer="layout" svg:x1="5.572cm" svg:y1="9.001cm" svg:x2="5.572cm" svg:y2="18.399cm">
          <text:p/>
        </draw:line>
        <draw:line draw:style-name="gr12" draw:text-style-name="P9" draw:layer="layout" svg:x1="7.604cm" svg:y1="17.637cm" svg:x2="9.763cm" svg:y2="17.637cm">
          <text:p/>
        </draw:line>
        <draw:line draw:style-name="gr12" draw:text-style-name="P9" draw:layer="layout" svg:x1="5.572cm" svg:y1="18.399cm" svg:x2="9.763cm" svg:y2="18.399cm">
          <text:p/>
        </draw:line>
        <draw:line draw:style-name="gr17" draw:text-style-name="P9" draw:layer="layout" svg:x1="4.937cm" svg:y1="19.161cm" svg:x2="9.763cm" svg:y2="19.161cm">
          <text:p/>
        </draw:line>
        <draw:line draw:style-name="gr15" draw:text-style-name="P9" draw:layer="layout" svg:x1="9.001cm" svg:y1="15.605cm" svg:x2="9.001cm" svg:y2="16.875cm">
          <text:p/>
        </draw:line>
        <draw:line draw:style-name="gr18" draw:text-style-name="P9" draw:layer="layout" svg:x1="4.937cm" svg:y1="16.748cm" svg:x2="4.937cm" svg:y2="19.161cm">
          <text:p/>
        </draw:line>
        <draw:line draw:style-name="gr18" draw:text-style-name="P9" draw:layer="layout" svg:x1="4.937cm" svg:y1="16.748cm" svg:x2="3.286cm" svg:y2="16.748cm">
          <text:p/>
        </draw:line>
        <draw:line draw:style-name="gr14" draw:text-style-name="P9" draw:layer="layout" svg:x1="3.286cm" svg:y1="13.827cm" svg:x2="8.62cm" svg:y2="13.827cm">
          <text:p/>
        </draw:line>
        <draw:line draw:style-name="gr12" draw:text-style-name="P9" draw:layer="layout" svg:x1="15.859cm" svg:y1="15.224cm" svg:x2="17.764cm" svg:y2="15.224cm">
          <text:p/>
        </draw:line>
        <draw:line draw:style-name="gr12" draw:text-style-name="P9" draw:layer="layout" svg:x1="10.271cm" svg:y1="15.605cm" svg:x2="10.271cm" svg:y2="16.494cm">
          <text:p/>
        </draw:line>
        <draw:line draw:style-name="gr15" draw:text-style-name="P9" draw:layer="layout" svg:x1="10.652cm" svg:y1="18.018cm" svg:x2="25.13cm" svg:y2="18.018cm">
          <text:p/>
        </draw:line>
        <draw:line draw:style-name="gr15" draw:text-style-name="P9" draw:layer="layout" svg:x1="25.13cm" svg:y1="18.018cm" svg:x2="25.13cm" svg:y2="9.255cm">
          <text:p/>
        </draw:line>
        <draw:line draw:style-name="gr12" draw:text-style-name="P9" draw:layer="layout" svg:x1="25.13cm" svg:y1="9.255cm" svg:x2="23.606cm" svg:y2="9.255cm">
          <text:p/>
        </draw:line>
        <draw:line draw:style-name="gr19" draw:text-style-name="P9" draw:layer="layout" svg:x1="19.796cm" svg:y1="12.938cm" svg:x2="19.796cm" svg:y2="9.89cm">
          <text:p/>
        </draw:line>
        <draw:line draw:style-name="gr15" draw:text-style-name="P9" draw:layer="layout" svg:x1="8.493cm" svg:y1="8.493cm" svg:x2="17.637cm" svg:y2="8.493cm">
          <text:p/>
        </draw:line>
        <draw:frame draw:style-name="gr20" draw:text-style-name="P11" draw:layer="layout" svg:width="2.032cm" svg:height="2.032cm" svg:x="1.254cm" svg:y="15.732cm">
          <draw:text-box>
            <text:p text:style-name="P1"><text:span text:style-name="T6">RAM</text:span></text:p>
          </draw:text-box>
        </draw:frame>
        <draw:frame draw:style-name="gr21" draw:text-style-name="P11" draw:layer="layout" svg:width="2.032cm" svg:height="1.27cm" svg:x="1.254cm" svg:y="12.684cm">
          <draw:text-box>
            <text:p text:style-name="P1"><text:span text:style-name="T6">ROM</text:span></text:p>
          </draw:text-box>
        </draw:frame>
        <draw:line draw:style-name="gr18" draw:text-style-name="P9" draw:layer="layout" svg:x1="4.937cm" svg:y1="8.493cm" svg:x2="4.937cm" svg:y2="15.986cm">
          <text:p/>
        </draw:line>
        <draw:line draw:style-name="gr18" draw:text-style-name="P9" draw:layer="layout" svg:x1="8.493cm" svg:y1="8.493cm" svg:x2="4.937cm" svg:y2="8.493cm">
          <text:p/>
        </draw:line>
        <draw:frame draw:style-name="gr9" draw:text-style-name="P12" draw:layer="layout" svg:width="1.397cm" svg:height="0.78cm" svg:x="3.54cm" svg:y="15.333cm">
          <draw:text-box>
            <text:p><text:span text:style-name="T7">addr</text:span></text:p>
          </draw:text-box>
        </draw:frame>
        <draw:frame draw:style-name="gr9" draw:text-style-name="P12" draw:layer="layout" svg:width="1.397cm" svg:height="0.78cm" svg:x="3.413cm" svg:y="16.095cm">
          <draw:text-box>
            <text:p><text:span text:style-name="T7">read</text:span></text:p>
          </draw:text-box>
        </draw:frame>
        <draw:line draw:style-name="gr22" draw:text-style-name="P9" draw:layer="layout" svg:x1="4.429cm" svg:y1="17.383cm" svg:x2="3.286cm" svg:y2="17.383cm">
          <text:p/>
        </draw:line>
        <draw:frame draw:style-name="gr23" draw:text-style-name="P12" draw:layer="layout" svg:width="1.524cm" svg:height="1.309cm" svg:x="3.286cm" svg:y="16.709cm">
          <draw:text-box>
            <text:p><text:span text:style-name="T7">write</text:span></text:p>
          </draw:text-box>
        </draw:frame>
        <draw:line draw:style-name="gr18" draw:text-style-name="P9" draw:layer="layout" svg:x1="4.429cm" svg:y1="17.383cm" svg:x2="4.429cm" svg:y2="20.177cm">
          <text:p/>
        </draw:line>
        <draw:line draw:style-name="gr18" draw:text-style-name="P9" draw:layer="layout" svg:x1="11.541cm" svg:y1="20.177cm" svg:x2="4.429cm" svg:y2="20.177cm">
          <text:p/>
        </draw:line>
        <draw:line draw:style-name="gr18" draw:text-style-name="P9" draw:layer="layout" svg:x1="11.541cm" svg:y1="18.018cm" svg:x2="11.541cm" svg:y2="20.177cm">
          <text:p/>
        </draw:line>
        <draw:frame draw:style-name="gr9" draw:text-style-name="P12" draw:layer="layout" svg:width="1.397cm" svg:height="0.78cm" svg:x="3.667cm" svg:y="12.285cm">
          <draw:text-box>
            <text:p><text:span text:style-name="T7">addr</text:span></text:p>
          </draw:text-box>
        </draw:frame>
        <draw:frame draw:style-name="gr9" draw:text-style-name="P12" draw:layer="layout" svg:width="1.397cm" svg:height="0.78cm" svg:x="3.667cm" svg:y="13.192cm">
          <draw:text-box>
            <text:p><text:span text:style-name="T7">read</text:span></text:p>
          </draw:text-box>
        </draw:frame>
        <draw:frame draw:style-name="gr24" draw:text-style-name="P13" draw:layer="layout" svg:width="4.064cm" svg:height="0.954cm" svg:x="12.43cm" svg:y="17.129cm">
          <draw:text-box>
            <text:p><text:span text:style-name="T8">Main data bus</text:span></text:p>
          </draw:text-box>
        </draw:frame>
        <draw:frame draw:style-name="gr9" draw:text-style-name="P12" draw:layer="layout" svg:width="1.397cm" svg:height="0.78cm" svg:x="10.652cm" svg:y="7.84cm">
          <draw:text-box>
            <text:p><text:span text:style-name="T7">arg1</text:span></text:p>
          </draw:text-box>
        </draw:frame>
        <draw:frame draw:style-name="gr9" draw:text-style-name="P12" draw:layer="layout" svg:width="1.397cm" svg:height="0.78cm" svg:x="10.652cm" svg:y="8.366cm">
          <draw:text-box>
            <text:p><text:span text:style-name="T7">arg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21:18:21.092962841</meta:creation-date>
    <dc:date>2017-08-10T16:40:22.014829501</dc:date>
    <meta:editing-duration>PT1H38M24S</meta:editing-duration>
    <meta:editing-cycles>44</meta:editing-cycles>
    <meta:generator>LibreOffice/5.3.4.2$Linux_x86 LibreOffice_project/30m0$Build-2</meta:generator>
    <meta:document-statistic meta:object-count="81"/>
  </office:meta>
</office:document-meta>
</file>